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table:formula="of:=CONCATENATE([.$A$1];[.B1];[.$C$1];[.$D$1];[.E1];[.$F$1];[.$G$1])" office:value-type="string" office:string-value="s[0][0]=" calcext:value-type="string">
            <text:p>s[0][0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2];[.$C$1];[.$D$1];[.E2];[.$F$1];[.$G$1])" office:value-type="string" office:string-value="s[0][1]=" calcext:value-type="string">
            <text:p>s[0][1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3];[.$C$1];[.$D$1];[.E3];[.$F$1];[.$G$1])" office:value-type="string" office:string-value="s[0][2]=" calcext:value-type="string">
            <text:p>s[0][2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4];[.$C$1];[.$D$1];[.E4];[.$F$1];[.$G$1])" office:value-type="string" office:string-value="s[0][3]=" calcext:value-type="string">
            <text:p>s[0][3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5];[.$C$1];[.$D$1];[.E5];[.$F$1];[.$G$1])" office:value-type="string" office:string-value="s[0][4]=" calcext:value-type="string">
            <text:p>s[0][4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6];[.$C$1];[.$D$1];[.E6];[.$F$1];[.$G$1])" office:value-type="string" office:string-value="s[0][5]=" calcext:value-type="string">
            <text:p>s[0][5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7];[.$C$1];[.$D$1];[.E7];[.$F$1];[.$G$1])" office:value-type="string" office:string-value="s[0][6]=" calcext:value-type="string">
            <text:p>s[0][6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8];[.$C$1];[.$D$1];[.E8];[.$F$1];[.$G$1])" office:value-type="string" office:string-value="s[0][7]=" calcext:value-type="string">
            <text:p>s[0][7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9];[.$C$1];[.$D$1];[.E9];[.$F$1];[.$G$1])" office:value-type="string" office:string-value="s[0][8]=" calcext:value-type="string">
            <text:p>s[0][8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10];[.$C$1];[.$D$1];[.E10];[.$F$1];[.$G$1])" office:value-type="string" office:string-value="s[1][0]=" calcext:value-type="string">
            <text:p>s[1][0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11];[.$C$1];[.$D$1];[.E11];[.$F$1];[.$G$1])" office:value-type="string" office:string-value="s[1][1]=" calcext:value-type="string">
            <text:p>s[1][1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12];[.$C$1];[.$D$1];[.E12];[.$F$1];[.$G$1])" office:value-type="string" office:string-value="s[1][2]=" calcext:value-type="string">
            <text:p>s[1][2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13];[.$C$1];[.$D$1];[.E13];[.$F$1];[.$G$1])" office:value-type="string" office:string-value="s[1][3]=" calcext:value-type="string">
            <text:p>s[1][3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14];[.$C$1];[.$D$1];[.E14];[.$F$1];[.$G$1])" office:value-type="string" office:string-value="s[1][4]=" calcext:value-type="string">
            <text:p>s[1][4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15];[.$C$1];[.$D$1];[.E15];[.$F$1];[.$G$1])" office:value-type="string" office:string-value="s[1][5]=" calcext:value-type="string">
            <text:p>s[1][5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16];[.$C$1];[.$D$1];[.E16];[.$F$1];[.$G$1])" office:value-type="string" office:string-value="s[1][6]=" calcext:value-type="string">
            <text:p>s[1][6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17];[.$C$1];[.$D$1];[.E17];[.$F$1];[.$G$1])" office:value-type="string" office:string-value="s[1][7]=" calcext:value-type="string">
            <text:p>s[1][7]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18];[.$C$1];[.$D$1];[.E18];[.$F$1];[.$G$1])" office:value-type="string" office:string-value="s[1][8]=" calcext:value-type="string">
            <text:p>s[1][8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19];[.$C$1];[.$D$1];[.E19];[.$F$1];[.$G$1])" office:value-type="string" office:string-value="s[2][0]=" calcext:value-type="string">
            <text:p>s[2][0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20];[.$C$1];[.$D$1];[.E20];[.$F$1];[.$G$1])" office:value-type="string" office:string-value="s[2][1]=" calcext:value-type="string">
            <text:p>s[2][1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21];[.$C$1];[.$D$1];[.E21];[.$F$1];[.$G$1])" office:value-type="string" office:string-value="s[2][2]=" calcext:value-type="string">
            <text:p>s[2][2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22];[.$C$1];[.$D$1];[.E22];[.$F$1];[.$G$1])" office:value-type="string" office:string-value="s[2][3]=" calcext:value-type="string">
            <text:p>s[2][3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23];[.$C$1];[.$D$1];[.E23];[.$F$1];[.$G$1])" office:value-type="string" office:string-value="s[2][4]=" calcext:value-type="string">
            <text:p>s[2][4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24];[.$C$1];[.$D$1];[.E24];[.$F$1];[.$G$1])" office:value-type="string" office:string-value="s[2][5]=" calcext:value-type="string">
            <text:p>s[2][5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25];[.$C$1];[.$D$1];[.E25];[.$F$1];[.$G$1])" office:value-type="string" office:string-value="s[2][6]=" calcext:value-type="string">
            <text:p>s[2][6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26];[.$C$1];[.$D$1];[.E26];[.$F$1];[.$G$1])" office:value-type="string" office:string-value="s[2][7]=" calcext:value-type="string">
            <text:p>s[2][7]=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27];[.$C$1];[.$D$1];[.E27];[.$F$1];[.$G$1])" office:value-type="string" office:string-value="s[2][8]=" calcext:value-type="string">
            <text:p>s[2][8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28];[.$C$1];[.$D$1];[.E28];[.$F$1];[.$G$1])" office:value-type="string" office:string-value="s[3][0]=" calcext:value-type="string">
            <text:p>s[3][0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29];[.$C$1];[.$D$1];[.E29];[.$F$1];[.$G$1])" office:value-type="string" office:string-value="s[3][1]=" calcext:value-type="string">
            <text:p>s[3][1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30];[.$C$1];[.$D$1];[.E30];[.$F$1];[.$G$1])" office:value-type="string" office:string-value="s[3][2]=" calcext:value-type="string">
            <text:p>s[3][2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31];[.$C$1];[.$D$1];[.E31];[.$F$1];[.$G$1])" office:value-type="string" office:string-value="s[3][3]=" calcext:value-type="string">
            <text:p>s[3][3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32];[.$C$1];[.$D$1];[.E32];[.$F$1];[.$G$1])" office:value-type="string" office:string-value="s[3][4]=" calcext:value-type="string">
            <text:p>s[3][4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33];[.$C$1];[.$D$1];[.E33];[.$F$1];[.$G$1])" office:value-type="string" office:string-value="s[3][5]=" calcext:value-type="string">
            <text:p>s[3][5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34];[.$C$1];[.$D$1];[.E34];[.$F$1];[.$G$1])" office:value-type="string" office:string-value="s[3][6]=" calcext:value-type="string">
            <text:p>s[3][6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35];[.$C$1];[.$D$1];[.E35];[.$F$1];[.$G$1])" office:value-type="string" office:string-value="s[3][7]=" calcext:value-type="string">
            <text:p>s[3][7]=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36];[.$C$1];[.$D$1];[.E36];[.$F$1];[.$G$1])" office:value-type="string" office:string-value="s[3][8]=" calcext:value-type="string">
            <text:p>s[3][8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37];[.$C$1];[.$D$1];[.E37];[.$F$1];[.$G$1])" office:value-type="string" office:string-value="s[4][0]=" calcext:value-type="string">
            <text:p>s[4][0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38];[.$C$1];[.$D$1];[.E38];[.$F$1];[.$G$1])" office:value-type="string" office:string-value="s[4][1]=" calcext:value-type="string">
            <text:p>s[4][1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39];[.$C$1];[.$D$1];[.E39];[.$F$1];[.$G$1])" office:value-type="string" office:string-value="s[4][2]=" calcext:value-type="string">
            <text:p>s[4][2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40];[.$C$1];[.$D$1];[.E40];[.$F$1];[.$G$1])" office:value-type="string" office:string-value="s[4][3]=" calcext:value-type="string">
            <text:p>s[4][3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41];[.$C$1];[.$D$1];[.E41];[.$F$1];[.$G$1])" office:value-type="string" office:string-value="s[4][4]=" calcext:value-type="string">
            <text:p>s[4][4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42];[.$C$1];[.$D$1];[.E42];[.$F$1];[.$G$1])" office:value-type="string" office:string-value="s[4][5]=" calcext:value-type="string">
            <text:p>s[4][5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43];[.$C$1];[.$D$1];[.E43];[.$F$1];[.$G$1])" office:value-type="string" office:string-value="s[4][6]=" calcext:value-type="string">
            <text:p>s[4][6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44];[.$C$1];[.$D$1];[.E44];[.$F$1];[.$G$1])" office:value-type="string" office:string-value="s[4][7]=" calcext:value-type="string">
            <text:p>s[4][7]=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45];[.$C$1];[.$D$1];[.E45];[.$F$1];[.$G$1])" office:value-type="string" office:string-value="s[4][8]=" calcext:value-type="string">
            <text:p>s[4][8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46];[.$C$1];[.$D$1];[.E46];[.$F$1];[.$G$1])" office:value-type="string" office:string-value="s[5][0]=" calcext:value-type="string">
            <text:p>s[5][0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47];[.$C$1];[.$D$1];[.E47];[.$F$1];[.$G$1])" office:value-type="string" office:string-value="s[5][1]=" calcext:value-type="string">
            <text:p>s[5][1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48];[.$C$1];[.$D$1];[.E48];[.$F$1];[.$G$1])" office:value-type="string" office:string-value="s[5][2]=" calcext:value-type="string">
            <text:p>s[5][2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49];[.$C$1];[.$D$1];[.E49];[.$F$1];[.$G$1])" office:value-type="string" office:string-value="s[5][3]=" calcext:value-type="string">
            <text:p>s[5][3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50];[.$C$1];[.$D$1];[.E50];[.$F$1];[.$G$1])" office:value-type="string" office:string-value="s[5][4]=" calcext:value-type="string">
            <text:p>s[5][4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51];[.$C$1];[.$D$1];[.E51];[.$F$1];[.$G$1])" office:value-type="string" office:string-value="s[5][5]=" calcext:value-type="string">
            <text:p>s[5][5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52];[.$C$1];[.$D$1];[.E52];[.$F$1];[.$G$1])" office:value-type="string" office:string-value="s[5][6]=" calcext:value-type="string">
            <text:p>s[5][6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53];[.$C$1];[.$D$1];[.E53];[.$F$1];[.$G$1])" office:value-type="string" office:string-value="s[5][7]=" calcext:value-type="string">
            <text:p>s[5][7]=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54];[.$C$1];[.$D$1];[.E54];[.$F$1];[.$G$1])" office:value-type="string" office:string-value="s[5][8]=" calcext:value-type="string">
            <text:p>s[5][8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55];[.$C$1];[.$D$1];[.E55];[.$F$1];[.$G$1])" office:value-type="string" office:string-value="s[6][0]=" calcext:value-type="string">
            <text:p>s[6][0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56];[.$C$1];[.$D$1];[.E56];[.$F$1];[.$G$1])" office:value-type="string" office:string-value="s[6][1]=" calcext:value-type="string">
            <text:p>s[6][1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57];[.$C$1];[.$D$1];[.E57];[.$F$1];[.$G$1])" office:value-type="string" office:string-value="s[6][2]=" calcext:value-type="string">
            <text:p>s[6][2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58];[.$C$1];[.$D$1];[.E58];[.$F$1];[.$G$1])" office:value-type="string" office:string-value="s[6][3]=" calcext:value-type="string">
            <text:p>s[6][3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59];[.$C$1];[.$D$1];[.E59];[.$F$1];[.$G$1])" office:value-type="string" office:string-value="s[6][4]=" calcext:value-type="string">
            <text:p>s[6][4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60];[.$C$1];[.$D$1];[.E60];[.$F$1];[.$G$1])" office:value-type="string" office:string-value="s[6][5]=" calcext:value-type="string">
            <text:p>s[6][5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61];[.$C$1];[.$D$1];[.E61];[.$F$1];[.$G$1])" office:value-type="string" office:string-value="s[6][6]=" calcext:value-type="string">
            <text:p>s[6][6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62];[.$C$1];[.$D$1];[.E62];[.$F$1];[.$G$1])" office:value-type="string" office:string-value="s[6][7]=" calcext:value-type="string">
            <text:p>s[6][7]=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63];[.$C$1];[.$D$1];[.E63];[.$F$1];[.$G$1])" office:value-type="string" office:string-value="s[6][8]=" calcext:value-type="string">
            <text:p>s[6][8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64];[.$C$1];[.$D$1];[.E64];[.$F$1];[.$G$1])" office:value-type="string" office:string-value="s[7][0]=" calcext:value-type="string">
            <text:p>s[7][0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65];[.$C$1];[.$D$1];[.E65];[.$F$1];[.$G$1])" office:value-type="string" office:string-value="s[7][1]=" calcext:value-type="string">
            <text:p>s[7][1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66];[.$C$1];[.$D$1];[.E66];[.$F$1];[.$G$1])" office:value-type="string" office:string-value="s[7][2]=" calcext:value-type="string">
            <text:p>s[7][2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67];[.$C$1];[.$D$1];[.E67];[.$F$1];[.$G$1])" office:value-type="string" office:string-value="s[7][3]=" calcext:value-type="string">
            <text:p>s[7][3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68];[.$C$1];[.$D$1];[.E68];[.$F$1];[.$G$1])" office:value-type="string" office:string-value="s[7][4]=" calcext:value-type="string">
            <text:p>s[7][4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69];[.$C$1];[.$D$1];[.E69];[.$F$1];[.$G$1])" office:value-type="string" office:string-value="s[7][5]=" calcext:value-type="string">
            <text:p>s[7][5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70];[.$C$1];[.$D$1];[.E70];[.$F$1];[.$G$1])" office:value-type="string" office:string-value="s[7][6]=" calcext:value-type="string">
            <text:p>s[7][6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71];[.$C$1];[.$D$1];[.E71];[.$F$1];[.$G$1])" office:value-type="string" office:string-value="s[7][7]=" calcext:value-type="string">
            <text:p>s[7][7]=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72];[.$C$1];[.$D$1];[.E72];[.$F$1];[.$G$1])" office:value-type="string" office:string-value="s[7][8]=" calcext:value-type="string">
            <text:p>s[7][8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$A$1];[.B73];[.$C$1];[.$D$1];[.E73];[.$F$1];[.$G$1])" office:value-type="string" office:string-value="s[8][0]=" calcext:value-type="string">
            <text:p>s[8][0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$A$1];[.B74];[.$C$1];[.$D$1];[.E74];[.$F$1];[.$G$1])" office:value-type="string" office:string-value="s[8][1]=" calcext:value-type="string">
            <text:p>s[8][1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$A$1];[.B75];[.$C$1];[.$D$1];[.E75];[.$F$1];[.$G$1])" office:value-type="string" office:string-value="s[8][2]=" calcext:value-type="string">
            <text:p>s[8][2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$A$1];[.B76];[.$C$1];[.$D$1];[.E76];[.$F$1];[.$G$1])" office:value-type="string" office:string-value="s[8][3]=" calcext:value-type="string">
            <text:p>s[8][3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$A$1];[.B77];[.$C$1];[.$D$1];[.E77];[.$F$1];[.$G$1])" office:value-type="string" office:string-value="s[8][4]=" calcext:value-type="string">
            <text:p>s[8][4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$A$1];[.B78];[.$C$1];[.$D$1];[.E78];[.$F$1];[.$G$1])" office:value-type="string" office:string-value="s[8][5]=" calcext:value-type="string">
            <text:p>s[8][5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$A$1];[.B79];[.$C$1];[.$D$1];[.E79];[.$F$1];[.$G$1])" office:value-type="string" office:string-value="s[8][6]=" calcext:value-type="string">
            <text:p>s[8][6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$A$1];[.B80];[.$C$1];[.$D$1];[.E80];[.$F$1];[.$G$1])" office:value-type="string" office:string-value="s[8][7]=" calcext:value-type="string">
            <text:p>s[8][7]=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$A$1];[.B81];[.$C$1];[.$D$1];[.E81];[.$F$1];[.$G$1])" office:value-type="string" office:string-value="s[8][8]=" calcext:value-type="string">
            <text:p>s[8][8]=</text:p>
          </table:table-cell>
        </table:table-row>
      </table:table>
      <table:table table:name="Foglio2" table:style-name="ta1"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oglio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[0][0]=</text:p>
          </table:table-cell>
          <table:table-cell office:value-type="string" calcext:value-type="string">
            <text:p>s[0][1]=</text:p>
          </table:table-cell>
          <table:table-cell office:value-type="string" calcext:value-type="string">
            <text:p>s[0][2]=</text:p>
          </table:table-cell>
          <table:table-cell office:value-type="string" calcext:value-type="string">
            <text:p>s[0][3]=</text:p>
          </table:table-cell>
          <table:table-cell office:value-type="string" calcext:value-type="string">
            <text:p>s[0][4]=</text:p>
          </table:table-cell>
          <table:table-cell office:value-type="string" calcext:value-type="string">
            <text:p>s[0][5]=</text:p>
          </table:table-cell>
          <table:table-cell office:value-type="string" calcext:value-type="string">
            <text:p>s[0][6]=</text:p>
          </table:table-cell>
          <table:table-cell office:value-type="string" calcext:value-type="string">
            <text:p>s[0][7]=</text:p>
          </table:table-cell>
          <table:table-cell office:value-type="string" calcext:value-type="string">
            <text:p>s[0][8]=</text:p>
          </table:table-cell>
        </table:table-row>
        <table:table-row table:style-name="ro1">
          <table:table-cell office:value-type="string" calcext:value-type="string">
            <text:p>s[1][0]=</text:p>
          </table:table-cell>
          <table:table-cell office:value-type="string" calcext:value-type="string">
            <text:p>s[1][1]=</text:p>
          </table:table-cell>
          <table:table-cell office:value-type="string" calcext:value-type="string">
            <text:p>s[1][2]=</text:p>
          </table:table-cell>
          <table:table-cell office:value-type="string" calcext:value-type="string">
            <text:p>s[1][3]=</text:p>
          </table:table-cell>
          <table:table-cell office:value-type="string" calcext:value-type="string">
            <text:p>s[1][4]=</text:p>
          </table:table-cell>
          <table:table-cell office:value-type="string" calcext:value-type="string">
            <text:p>s[1][5]=</text:p>
          </table:table-cell>
          <table:table-cell office:value-type="string" calcext:value-type="string">
            <text:p>s[1][6]=</text:p>
          </table:table-cell>
          <table:table-cell office:value-type="string" calcext:value-type="string">
            <text:p>s[1][7]=</text:p>
          </table:table-cell>
          <table:table-cell office:value-type="string" calcext:value-type="string">
            <text:p>s[1][8]=</text:p>
          </table:table-cell>
        </table:table-row>
        <table:table-row table:style-name="ro1">
          <table:table-cell office:value-type="string" calcext:value-type="string">
            <text:p>s[2][0]=</text:p>
          </table:table-cell>
          <table:table-cell office:value-type="string" calcext:value-type="string">
            <text:p>s[2][1]=</text:p>
          </table:table-cell>
          <table:table-cell office:value-type="string" calcext:value-type="string">
            <text:p>s[2][2]=</text:p>
          </table:table-cell>
          <table:table-cell office:value-type="string" calcext:value-type="string">
            <text:p>s[2][3]=</text:p>
          </table:table-cell>
          <table:table-cell office:value-type="string" calcext:value-type="string">
            <text:p>s[2][4]=</text:p>
          </table:table-cell>
          <table:table-cell office:value-type="string" calcext:value-type="string">
            <text:p>s[2][5]=</text:p>
          </table:table-cell>
          <table:table-cell office:value-type="string" calcext:value-type="string">
            <text:p>s[2][6]=</text:p>
          </table:table-cell>
          <table:table-cell office:value-type="string" calcext:value-type="string">
            <text:p>s[2][7]=</text:p>
          </table:table-cell>
          <table:table-cell office:value-type="string" calcext:value-type="string">
            <text:p>s[2][8]=</text:p>
          </table:table-cell>
        </table:table-row>
        <table:table-row table:style-name="ro1">
          <table:table-cell office:value-type="string" calcext:value-type="string">
            <text:p>s[3][0]=</text:p>
          </table:table-cell>
          <table:table-cell office:value-type="string" calcext:value-type="string">
            <text:p>s[3][1]=</text:p>
          </table:table-cell>
          <table:table-cell office:value-type="string" calcext:value-type="string">
            <text:p>s[3][2]=</text:p>
          </table:table-cell>
          <table:table-cell office:value-type="string" calcext:value-type="string">
            <text:p>s[3][3]=</text:p>
          </table:table-cell>
          <table:table-cell office:value-type="string" calcext:value-type="string">
            <text:p>s[3][4]=</text:p>
          </table:table-cell>
          <table:table-cell office:value-type="string" calcext:value-type="string">
            <text:p>s[3][5]=</text:p>
          </table:table-cell>
          <table:table-cell office:value-type="string" calcext:value-type="string">
            <text:p>s[3][6]=</text:p>
          </table:table-cell>
          <table:table-cell office:value-type="string" calcext:value-type="string">
            <text:p>s[3][7]=</text:p>
          </table:table-cell>
          <table:table-cell office:value-type="string" calcext:value-type="string">
            <text:p>s[3][8]=</text:p>
          </table:table-cell>
        </table:table-row>
        <table:table-row table:style-name="ro1">
          <table:table-cell office:value-type="string" calcext:value-type="string">
            <text:p>s[4][0]=</text:p>
          </table:table-cell>
          <table:table-cell office:value-type="string" calcext:value-type="string">
            <text:p>s[4][1]=</text:p>
          </table:table-cell>
          <table:table-cell office:value-type="string" calcext:value-type="string">
            <text:p>s[4][2]=</text:p>
          </table:table-cell>
          <table:table-cell office:value-type="string" calcext:value-type="string">
            <text:p>s[4][3]=</text:p>
          </table:table-cell>
          <table:table-cell office:value-type="string" calcext:value-type="string">
            <text:p>s[4][4]=</text:p>
          </table:table-cell>
          <table:table-cell office:value-type="string" calcext:value-type="string">
            <text:p>s[4][5]=</text:p>
          </table:table-cell>
          <table:table-cell office:value-type="string" calcext:value-type="string">
            <text:p>s[4][6]=</text:p>
          </table:table-cell>
          <table:table-cell office:value-type="string" calcext:value-type="string">
            <text:p>s[4][7]=</text:p>
          </table:table-cell>
          <table:table-cell office:value-type="string" calcext:value-type="string">
            <text:p>s[4][8]=</text:p>
          </table:table-cell>
        </table:table-row>
        <table:table-row table:style-name="ro1">
          <table:table-cell office:value-type="string" calcext:value-type="string">
            <text:p>s[5][0]=</text:p>
          </table:table-cell>
          <table:table-cell office:value-type="string" calcext:value-type="string">
            <text:p>s[5][1]=</text:p>
          </table:table-cell>
          <table:table-cell office:value-type="string" calcext:value-type="string">
            <text:p>s[5][2]=</text:p>
          </table:table-cell>
          <table:table-cell office:value-type="string" calcext:value-type="string">
            <text:p>s[5][3]=</text:p>
          </table:table-cell>
          <table:table-cell office:value-type="string" calcext:value-type="string">
            <text:p>s[5][4]=</text:p>
          </table:table-cell>
          <table:table-cell office:value-type="string" calcext:value-type="string">
            <text:p>s[5][5]=</text:p>
          </table:table-cell>
          <table:table-cell office:value-type="string" calcext:value-type="string">
            <text:p>s[5][6]=</text:p>
          </table:table-cell>
          <table:table-cell office:value-type="string" calcext:value-type="string">
            <text:p>s[5][7]=</text:p>
          </table:table-cell>
          <table:table-cell office:value-type="string" calcext:value-type="string">
            <text:p>s[5][8]=</text:p>
          </table:table-cell>
        </table:table-row>
        <table:table-row table:style-name="ro1">
          <table:table-cell office:value-type="string" calcext:value-type="string">
            <text:p>s[6][0]=</text:p>
          </table:table-cell>
          <table:table-cell office:value-type="string" calcext:value-type="string">
            <text:p>s[6][1]=</text:p>
          </table:table-cell>
          <table:table-cell office:value-type="string" calcext:value-type="string">
            <text:p>s[6][2]=</text:p>
          </table:table-cell>
          <table:table-cell office:value-type="string" calcext:value-type="string">
            <text:p>s[6][3]=</text:p>
          </table:table-cell>
          <table:table-cell office:value-type="string" calcext:value-type="string">
            <text:p>s[6][4]=</text:p>
          </table:table-cell>
          <table:table-cell office:value-type="string" calcext:value-type="string">
            <text:p>s[6][5]=</text:p>
          </table:table-cell>
          <table:table-cell office:value-type="string" calcext:value-type="string">
            <text:p>s[6][6]=</text:p>
          </table:table-cell>
          <table:table-cell office:value-type="string" calcext:value-type="string">
            <text:p>s[6][7]=</text:p>
          </table:table-cell>
          <table:table-cell office:value-type="string" calcext:value-type="string">
            <text:p>s[6][8]=</text:p>
          </table:table-cell>
        </table:table-row>
        <table:table-row table:style-name="ro1">
          <table:table-cell office:value-type="string" calcext:value-type="string">
            <text:p>s[7][0]=</text:p>
          </table:table-cell>
          <table:table-cell office:value-type="string" calcext:value-type="string">
            <text:p>s[7][1]=</text:p>
          </table:table-cell>
          <table:table-cell office:value-type="string" calcext:value-type="string">
            <text:p>s[7][2]=</text:p>
          </table:table-cell>
          <table:table-cell office:value-type="string" calcext:value-type="string">
            <text:p>s[7][3]=</text:p>
          </table:table-cell>
          <table:table-cell office:value-type="string" calcext:value-type="string">
            <text:p>s[7][4]=</text:p>
          </table:table-cell>
          <table:table-cell office:value-type="string" calcext:value-type="string">
            <text:p>s[7][5]=</text:p>
          </table:table-cell>
          <table:table-cell office:value-type="string" calcext:value-type="string">
            <text:p>s[7][6]=</text:p>
          </table:table-cell>
          <table:table-cell office:value-type="string" calcext:value-type="string">
            <text:p>s[7][7]=</text:p>
          </table:table-cell>
          <table:table-cell office:value-type="string" calcext:value-type="string">
            <text:p>s[7][8]=</text:p>
          </table:table-cell>
        </table:table-row>
        <table:table-row table:style-name="ro1">
          <table:table-cell office:value-type="string" calcext:value-type="string">
            <text:p>s[8][0]=</text:p>
          </table:table-cell>
          <table:table-cell office:value-type="string" calcext:value-type="string">
            <text:p>s[8][1]=</text:p>
          </table:table-cell>
          <table:table-cell office:value-type="string" calcext:value-type="string">
            <text:p>s[8][2]=</text:p>
          </table:table-cell>
          <table:table-cell office:value-type="string" calcext:value-type="string">
            <text:p>s[8][3]=</text:p>
          </table:table-cell>
          <table:table-cell office:value-type="string" calcext:value-type="string">
            <text:p>s[8][4]=</text:p>
          </table:table-cell>
          <table:table-cell office:value-type="string" calcext:value-type="string">
            <text:p>s[8][5]=</text:p>
          </table:table-cell>
          <table:table-cell office:value-type="string" calcext:value-type="string">
            <text:p>s[8][6]=</text:p>
          </table:table-cell>
          <table:table-cell office:value-type="string" calcext:value-type="string">
            <text:p>s[8][7]=</text:p>
          </table:table-cell>
          <table:table-cell office:value-type="string" calcext:value-type="string">
            <text:p>s[8][8]=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7" office:value-type="float" office:value="5" calcext:value-type="float">
            <text:p>5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3"/>
          <table:table-cell/>
          <table:table-cell table:style-name="ce8" office:value-type="float" office:value="5" calcext:value-type="float">
            <text:p>5</text:p>
          </table:table-cell>
          <table:table-cell table:style-name="ce3"/>
          <table:table-cell/>
          <table:table-cell table:style-name="ce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/>
          <table:table-cell table:style-name="ce4"/>
          <table:table-cell table:style-name="ce6" office:value-type="float" office:value="7" calcext:value-type="float">
            <text:p>7</text:p>
          </table:table-cell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style-name="ce3"/>
          <table:table-cell/>
          <table:table-cell table:style-name="ce8"/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"/>
          <table:table-cell/>
          <table:table-cell table:style-name="ce8"/>
        </table:table-row>
        <table:table-row table:style-name="ro1"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/>
          <table:table-cell table:style-name="ce4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/>
          <table:table-cell table:style-name="ce8"/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[.A1];[.A11];&quot;;&quot;)" office:value-type="string" office:string-value="s[0][0]=1;" calcext:value-type="string">
            <text:p>s[0][0]=1;</text:p>
          </table:table-cell>
          <table:table-cell table:formula="of:=CONCATENATE([.B1];[.B11];&quot;;&quot;)" office:value-type="string" office:string-value="s[0][1]=;" calcext:value-type="string">
            <text:p>s[0][1]=;</text:p>
          </table:table-cell>
          <table:table-cell table:formula="of:=CONCATENATE([.C1];[.C11];&quot;;&quot;)" office:value-type="string" office:string-value="s[0][2]=5;" calcext:value-type="string">
            <text:p>s[0][2]=5;</text:p>
          </table:table-cell>
          <table:table-cell table:formula="of:=CONCATENATE([.D1];[.D11];&quot;;&quot;)" office:value-type="string" office:string-value="s[0][3]=;" calcext:value-type="string">
            <text:p>s[0][3]=;</text:p>
          </table:table-cell>
          <table:table-cell table:formula="of:=CONCATENATE([.E1];[.E11];&quot;;&quot;)" office:value-type="string" office:string-value="s[0][4]=;" calcext:value-type="string">
            <text:p>s[0][4]=;</text:p>
          </table:table-cell>
          <table:table-cell table:formula="of:=CONCATENATE([.F1];[.F11];&quot;;&quot;)" office:value-type="string" office:string-value="s[0][5]=;" calcext:value-type="string">
            <text:p>s[0][5]=;</text:p>
          </table:table-cell>
          <table:table-cell table:formula="of:=CONCATENATE([.G1];[.G11];&quot;;&quot;)" office:value-type="string" office:string-value="s[0][6]=;" calcext:value-type="string">
            <text:p>s[0][6]=;</text:p>
          </table:table-cell>
          <table:table-cell table:formula="of:=CONCATENATE([.H1];[.H11];&quot;;&quot;)" office:value-type="string" office:string-value="s[0][7]=;" calcext:value-type="string">
            <text:p>s[0][7]=;</text:p>
          </table:table-cell>
          <table:table-cell table:formula="of:=CONCATENATE([.I1];[.I11];&quot;;&quot;)" office:value-type="string" office:string-value="s[0][8]=;" calcext:value-type="string">
            <text:p>s[0][8]=;</text:p>
          </table:table-cell>
        </table:table-row>
        <table:table-row table:style-name="ro1">
          <table:table-cell table:formula="of:=CONCATENATE([.A2];[.A12];&quot;;&quot;)" office:value-type="string" office:string-value="s[1][0]=;" calcext:value-type="string">
            <text:p>s[1][0]=;</text:p>
          </table:table-cell>
          <table:table-cell table:formula="of:=CONCATENATE([.B2];[.B12];&quot;;&quot;)" office:value-type="string" office:string-value="s[1][1]=7;" calcext:value-type="string">
            <text:p>s[1][1]=7;</text:p>
          </table:table-cell>
          <table:table-cell table:formula="of:=CONCATENATE([.C2];[.C12];&quot;;&quot;)" office:value-type="string" office:string-value="s[1][2]=2;" calcext:value-type="string">
            <text:p>s[1][2]=2;</text:p>
          </table:table-cell>
          <table:table-cell table:formula="of:=CONCATENATE([.D2];[.D12];&quot;;&quot;)" office:value-type="string" office:string-value="s[1][3]=;" calcext:value-type="string">
            <text:p>s[1][3]=;</text:p>
          </table:table-cell>
          <table:table-cell table:formula="of:=CONCATENATE([.E2];[.E12];&quot;;&quot;)" office:value-type="string" office:string-value="s[1][4]=;" calcext:value-type="string">
            <text:p>s[1][4]=;</text:p>
          </table:table-cell>
          <table:table-cell table:formula="of:=CONCATENATE([.F2];[.F12];&quot;;&quot;)" office:value-type="string" office:string-value="s[1][5]=5;" calcext:value-type="string">
            <text:p>s[1][5]=5;</text:p>
          </table:table-cell>
          <table:table-cell table:formula="of:=CONCATENATE([.G2];[.G12];&quot;;&quot;)" office:value-type="string" office:string-value="s[1][6]=;" calcext:value-type="string">
            <text:p>s[1][6]=;</text:p>
          </table:table-cell>
          <table:table-cell table:formula="of:=CONCATENATE([.H2];[.H12];&quot;;&quot;)" office:value-type="string" office:string-value="s[1][7]=;" calcext:value-type="string">
            <text:p>s[1][7]=;</text:p>
          </table:table-cell>
          <table:table-cell table:formula="of:=CONCATENATE([.I2];[.I12];&quot;;&quot;)" office:value-type="string" office:string-value="s[1][8]=;" calcext:value-type="string">
            <text:p>s[1][8]=;</text:p>
          </table:table-cell>
        </table:table-row>
        <table:table-row table:style-name="ro1">
          <table:table-cell table:formula="of:=CONCATENATE([.A3];[.A13];&quot;;&quot;)" office:value-type="string" office:string-value="s[2][0]=3;" calcext:value-type="string">
            <text:p>s[2][0]=3;</text:p>
          </table:table-cell>
          <table:table-cell table:formula="of:=CONCATENATE([.B3];[.B13];&quot;;&quot;)" office:value-type="string" office:string-value="s[2][1]=9;" calcext:value-type="string">
            <text:p>s[2][1]=9;</text:p>
          </table:table-cell>
          <table:table-cell table:formula="of:=CONCATENATE([.C3];[.C13];&quot;;&quot;)" office:value-type="string" office:string-value="s[2][2]=;" calcext:value-type="string">
            <text:p>s[2][2]=;</text:p>
          </table:table-cell>
          <table:table-cell table:formula="of:=CONCATENATE([.D3];[.D13];&quot;;&quot;)" office:value-type="string" office:string-value="s[2][3]=;" calcext:value-type="string">
            <text:p>s[2][3]=;</text:p>
          </table:table-cell>
          <table:table-cell table:formula="of:=CONCATENATE([.E3];[.E13];&quot;;&quot;)" office:value-type="string" office:string-value="s[2][4]=7;" calcext:value-type="string">
            <text:p>s[2][4]=7;</text:p>
          </table:table-cell>
          <table:table-cell table:formula="of:=CONCATENATE([.F3];[.F13];&quot;;&quot;)" office:value-type="string" office:string-value="s[2][5]=;" calcext:value-type="string">
            <text:p>s[2][5]=;</text:p>
          </table:table-cell>
          <table:table-cell table:formula="of:=CONCATENATE([.G3];[.G13];&quot;;&quot;)" office:value-type="string" office:string-value="s[2][6]=2;" calcext:value-type="string">
            <text:p>s[2][6]=2;</text:p>
          </table:table-cell>
          <table:table-cell table:formula="of:=CONCATENATE([.H3];[.H13];&quot;;&quot;)" office:value-type="string" office:string-value="s[2][7]=;" calcext:value-type="string">
            <text:p>s[2][7]=;</text:p>
          </table:table-cell>
          <table:table-cell table:formula="of:=CONCATENATE([.I3];[.I13];&quot;;&quot;)" office:value-type="string" office:string-value="s[2][8]=8;" calcext:value-type="string">
            <text:p>s[2][8]=8;</text:p>
          </table:table-cell>
        </table:table-row>
        <table:table-row table:style-name="ro1">
          <table:table-cell table:formula="of:=CONCATENATE([.A4];[.A14];&quot;;&quot;)" office:value-type="string" office:string-value="s[3][0]=;" calcext:value-type="string">
            <text:p>s[3][0]=;</text:p>
          </table:table-cell>
          <table:table-cell table:formula="of:=CONCATENATE([.B4];[.B14];&quot;;&quot;)" office:value-type="string" office:string-value="s[3][1]=5;" calcext:value-type="string">
            <text:p>s[3][1]=5;</text:p>
          </table:table-cell>
          <table:table-cell table:formula="of:=CONCATENATE([.C4];[.C14];&quot;;&quot;)" office:value-type="string" office:string-value="s[3][2]=1;" calcext:value-type="string">
            <text:p>s[3][2]=1;</text:p>
          </table:table-cell>
          <table:table-cell table:formula="of:=CONCATENATE([.D4];[.D14];&quot;;&quot;)" office:value-type="string" office:string-value="s[3][3]=;" calcext:value-type="string">
            <text:p>s[3][3]=;</text:p>
          </table:table-cell>
          <table:table-cell table:formula="of:=CONCATENATE([.E4];[.E14];&quot;;&quot;)" office:value-type="string" office:string-value="s[3][4]=6;" calcext:value-type="string">
            <text:p>s[3][4]=6;</text:p>
          </table:table-cell>
          <table:table-cell table:formula="of:=CONCATENATE([.F4];[.F14];&quot;;&quot;)" office:value-type="string" office:string-value="s[3][5]=8;" calcext:value-type="string">
            <text:p>s[3][5]=8;</text:p>
          </table:table-cell>
          <table:table-cell table:formula="of:=CONCATENATE([.G4];[.G14];&quot;;&quot;)" office:value-type="string" office:string-value="s[3][6]=;" calcext:value-type="string">
            <text:p>s[3][6]=;</text:p>
          </table:table-cell>
          <table:table-cell table:formula="of:=CONCATENATE([.H4];[.H14];&quot;;&quot;)" office:value-type="string" office:string-value="s[3][7]=3;" calcext:value-type="string">
            <text:p>s[3][7]=3;</text:p>
          </table:table-cell>
          <table:table-cell table:formula="of:=CONCATENATE([.I4];[.I14];&quot;;&quot;)" office:value-type="string" office:string-value="s[3][8]=;" calcext:value-type="string">
            <text:p>s[3][8]=;</text:p>
          </table:table-cell>
        </table:table-row>
        <table:table-row table:style-name="ro1">
          <table:table-cell table:formula="of:=CONCATENATE([.A5];[.A15];&quot;;&quot;)" office:value-type="string" office:string-value="s[4][0]=;" calcext:value-type="string">
            <text:p>s[4][0]=;</text:p>
          </table:table-cell>
          <table:table-cell table:formula="of:=CONCATENATE([.B5];[.B15];&quot;;&quot;)" office:value-type="string" office:string-value="s[4][1]=;" calcext:value-type="string">
            <text:p>s[4][1]=;</text:p>
          </table:table-cell>
          <table:table-cell table:formula="of:=CONCATENATE([.C5];[.C15];&quot;;&quot;)" office:value-type="string" office:string-value="s[4][2]=;" calcext:value-type="string">
            <text:p>s[4][2]=;</text:p>
          </table:table-cell>
          <table:table-cell table:formula="of:=CONCATENATE([.D5];[.D15];&quot;;&quot;)" office:value-type="string" office:string-value="s[4][3]=1;" calcext:value-type="string">
            <text:p>s[4][3]=1;</text:p>
          </table:table-cell>
          <table:table-cell table:formula="of:=CONCATENATE([.E5];[.E15];&quot;;&quot;)" office:value-type="string" office:string-value="s[4][4]=;" calcext:value-type="string">
            <text:p>s[4][4]=;</text:p>
          </table:table-cell>
          <table:table-cell table:formula="of:=CONCATENATE([.F5];[.F15];&quot;;&quot;)" office:value-type="string" office:string-value="s[4][5]=3;" calcext:value-type="string">
            <text:p>s[4][5]=3;</text:p>
          </table:table-cell>
          <table:table-cell table:formula="of:=CONCATENATE([.G5];[.G15];&quot;;&quot;)" office:value-type="string" office:string-value="s[4][6]=;" calcext:value-type="string">
            <text:p>s[4][6]=;</text:p>
          </table:table-cell>
          <table:table-cell table:formula="of:=CONCATENATE([.H5];[.H15];&quot;;&quot;)" office:value-type="string" office:string-value="s[4][7]=;" calcext:value-type="string">
            <text:p>s[4][7]=;</text:p>
          </table:table-cell>
          <table:table-cell table:formula="of:=CONCATENATE([.I5];[.I15];&quot;;&quot;)" office:value-type="string" office:string-value="s[4][8]=;" calcext:value-type="string">
            <text:p>s[4][8]=;</text:p>
          </table:table-cell>
        </table:table-row>
        <table:table-row table:style-name="ro1">
          <table:table-cell table:formula="of:=CONCATENATE([.A6];[.A16];&quot;;&quot;)" office:value-type="string" office:string-value="s[5][0]=;" calcext:value-type="string">
            <text:p>s[5][0]=;</text:p>
          </table:table-cell>
          <table:table-cell table:formula="of:=CONCATENATE([.B6];[.B16];&quot;;&quot;)" office:value-type="string" office:string-value="s[5][1]=3;" calcext:value-type="string">
            <text:p>s[5][1]=3;</text:p>
          </table:table-cell>
          <table:table-cell table:formula="of:=CONCATENATE([.C6];[.C16];&quot;;&quot;)" office:value-type="string" office:string-value="s[5][2]=;" calcext:value-type="string">
            <text:p>s[5][2]=;</text:p>
          </table:table-cell>
          <table:table-cell table:formula="of:=CONCATENATE([.D6];[.D16];&quot;;&quot;)" office:value-type="string" office:string-value="s[5][3]=2;" calcext:value-type="string">
            <text:p>s[5][3]=2;</text:p>
          </table:table-cell>
          <table:table-cell table:formula="of:=CONCATENATE([.E6];[.E16];&quot;;&quot;)" office:value-type="string" office:string-value="s[5][4]=5;" calcext:value-type="string">
            <text:p>s[5][4]=5;</text:p>
          </table:table-cell>
          <table:table-cell table:formula="of:=CONCATENATE([.F6];[.F16];&quot;;&quot;)" office:value-type="string" office:string-value="s[5][5]=;" calcext:value-type="string">
            <text:p>s[5][5]=;</text:p>
          </table:table-cell>
          <table:table-cell table:formula="of:=CONCATENATE([.G6];[.G16];&quot;;&quot;)" office:value-type="string" office:string-value="s[5][6]=8;" calcext:value-type="string">
            <text:p>s[5][6]=8;</text:p>
          </table:table-cell>
          <table:table-cell table:formula="of:=CONCATENATE([.H6];[.H16];&quot;;&quot;)" office:value-type="string" office:string-value="s[5][7]=1;" calcext:value-type="string">
            <text:p>s[5][7]=1;</text:p>
          </table:table-cell>
          <table:table-cell table:formula="of:=CONCATENATE([.I6];[.I16];&quot;;&quot;)" office:value-type="string" office:string-value="s[5][8]=;" calcext:value-type="string">
            <text:p>s[5][8]=;</text:p>
          </table:table-cell>
        </table:table-row>
        <table:table-row table:style-name="ro1">
          <table:table-cell table:formula="of:=CONCATENATE([.A7];[.A17];&quot;;&quot;)" office:value-type="string" office:string-value="s[6][0]=9;" calcext:value-type="string">
            <text:p>s[6][0]=9;</text:p>
          </table:table-cell>
          <table:table-cell table:formula="of:=CONCATENATE([.B7];[.B17];&quot;;&quot;)" office:value-type="string" office:string-value="s[6][1]=;" calcext:value-type="string">
            <text:p>s[6][1]=;</text:p>
          </table:table-cell>
          <table:table-cell table:formula="of:=CONCATENATE([.C7];[.C17];&quot;;&quot;)" office:value-type="string" office:string-value="s[6][2]=3;" calcext:value-type="string">
            <text:p>s[6][2]=3;</text:p>
          </table:table-cell>
          <table:table-cell table:formula="of:=CONCATENATE([.D7];[.D17];&quot;;&quot;)" office:value-type="string" office:string-value="s[6][3]=;" calcext:value-type="string">
            <text:p>s[6][3]=;</text:p>
          </table:table-cell>
          <table:table-cell table:formula="of:=CONCATENATE([.E7];[.E17];&quot;;&quot;)" office:value-type="string" office:string-value="s[6][4]=1;" calcext:value-type="string">
            <text:p>s[6][4]=1;</text:p>
          </table:table-cell>
          <table:table-cell table:formula="of:=CONCATENATE([.F7];[.F17];&quot;;&quot;)" office:value-type="string" office:string-value="s[6][5]=;" calcext:value-type="string">
            <text:p>s[6][5]=;</text:p>
          </table:table-cell>
          <table:table-cell table:formula="of:=CONCATENATE([.G7];[.G17];&quot;;&quot;)" office:value-type="string" office:string-value="s[6][6]=;" calcext:value-type="string">
            <text:p>s[6][6]=;</text:p>
          </table:table-cell>
          <table:table-cell table:formula="of:=CONCATENATE([.H7];[.H17];&quot;;&quot;)" office:value-type="string" office:string-value="s[6][7]=2;" calcext:value-type="string">
            <text:p>s[6][7]=2;</text:p>
          </table:table-cell>
          <table:table-cell table:formula="of:=CONCATENATE([.I7];[.I17];&quot;;&quot;)" office:value-type="string" office:string-value="s[6][8]=7;" calcext:value-type="string">
            <text:p>s[6][8]=7;</text:p>
          </table:table-cell>
        </table:table-row>
        <table:table-row table:style-name="ro1">
          <table:table-cell table:formula="of:=CONCATENATE([.A8];[.A18];&quot;;&quot;)" office:value-type="string" office:string-value="s[7][0]=;" calcext:value-type="string">
            <text:p>s[7][0]=;</text:p>
          </table:table-cell>
          <table:table-cell table:formula="of:=CONCATENATE([.B8];[.B18];&quot;;&quot;)" office:value-type="string" office:string-value="s[7][1]=;" calcext:value-type="string">
            <text:p>s[7][1]=;</text:p>
          </table:table-cell>
          <table:table-cell table:formula="of:=CONCATENATE([.C8];[.C18];&quot;;&quot;)" office:value-type="string" office:string-value="s[7][2]=;" calcext:value-type="string">
            <text:p>s[7][2]=;</text:p>
          </table:table-cell>
          <table:table-cell table:formula="of:=CONCATENATE([.D8];[.D18];&quot;;&quot;)" office:value-type="string" office:string-value="s[7][3]=4;" calcext:value-type="string">
            <text:p>s[7][3]=4;</text:p>
          </table:table-cell>
          <table:table-cell table:formula="of:=CONCATENATE([.E8];[.E18];&quot;;&quot;)" office:value-type="string" office:string-value="s[7][4]=;" calcext:value-type="string">
            <text:p>s[7][4]=;</text:p>
          </table:table-cell>
          <table:table-cell table:formula="of:=CONCATENATE([.F8];[.F18];&quot;;&quot;)" office:value-type="string" office:string-value="s[7][5]=;" calcext:value-type="string">
            <text:p>s[7][5]=;</text:p>
          </table:table-cell>
          <table:table-cell table:formula="of:=CONCATENATE([.G8];[.G18];&quot;;&quot;)" office:value-type="string" office:string-value="s[7][6]=6;" calcext:value-type="string">
            <text:p>s[7][6]=6;</text:p>
          </table:table-cell>
          <table:table-cell table:formula="of:=CONCATENATE([.H8];[.H18];&quot;;&quot;)" office:value-type="string" office:string-value="s[7][7]=8;" calcext:value-type="string">
            <text:p>s[7][7]=8;</text:p>
          </table:table-cell>
          <table:table-cell table:formula="of:=CONCATENATE([.I8];[.I18];&quot;;&quot;)" office:value-type="string" office:string-value="s[7][8]=;" calcext:value-type="string">
            <text:p>s[7][8]=;</text:p>
          </table:table-cell>
        </table:table-row>
        <table:table-row table:style-name="ro1">
          <table:table-cell table:formula="of:=CONCATENATE([.A9];[.A19];&quot;;&quot;)" office:value-type="string" office:string-value="s[8][0]=;" calcext:value-type="string">
            <text:p>s[8][0]=;</text:p>
          </table:table-cell>
          <table:table-cell table:formula="of:=CONCATENATE([.B9];[.B19];&quot;;&quot;)" office:value-type="string" office:string-value="s[8][1]=;" calcext:value-type="string">
            <text:p>s[8][1]=;</text:p>
          </table:table-cell>
          <table:table-cell table:formula="of:=CONCATENATE([.C9];[.C19];&quot;;&quot;)" office:value-type="string" office:string-value="s[8][2]=;" calcext:value-type="string">
            <text:p>s[8][2]=;</text:p>
          </table:table-cell>
          <table:table-cell table:formula="of:=CONCATENATE([.D9];[.D19];&quot;;&quot;)" office:value-type="string" office:string-value="s[8][3]=;" calcext:value-type="string">
            <text:p>s[8][3]=;</text:p>
          </table:table-cell>
          <table:table-cell table:formula="of:=CONCATENATE([.E9];[.E19];&quot;;&quot;)" office:value-type="string" office:string-value="s[8][4]=;" calcext:value-type="string">
            <text:p>s[8][4]=;</text:p>
          </table:table-cell>
          <table:table-cell table:formula="of:=CONCATENATE([.F9];[.F19];&quot;;&quot;)" office:value-type="string" office:string-value="s[8][5]=;" calcext:value-type="string">
            <text:p>s[8][5]=;</text:p>
          </table:table-cell>
          <table:table-cell table:formula="of:=CONCATENATE([.G9];[.G19];&quot;;&quot;)" office:value-type="string" office:string-value="s[8][6]=4;" calcext:value-type="string">
            <text:p>s[8][6]=4;</text:p>
          </table:table-cell>
          <table:table-cell table:formula="of:=CONCATENATE([.H9];[.H19];&quot;;&quot;)" office:value-type="string" office:string-value="s[8][7]=;" calcext:value-type="string">
            <text:p>s[8][7]=;</text:p>
          </table:table-cell>
          <table:table-cell table:formula="of:=CONCATENATE([.I9];[.I19];&quot;;&quot;)" office:value-type="string" office:string-value="s[8][8]=3;" calcext:value-type="string">
            <text:p>s[8][8]=3;</text:p>
          </table:table-cell>
        </table:table-row>
      </table:table>
      <table:table table:name="Foglio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2:47:34.0660174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48:02.253942373</meta:creation-date>
    <meta:editing-duration>PT3M56S</meta:editing-duration>
    <meta:editing-cycles>3</meta:editing-cycles>
    <meta:generator>LibreOffice/4.2.8.2$Linux_X86_64 LibreOffice_project/420m0$Build-2</meta:generator>
    <dc:date>2017-05-11T22:55:30.402028465</dc:date>
    <meta:document-statistic meta:table-count="4" meta:cell-count="523" meta:object-count="0"/>
  </office:meta>
</office:document-meta>
</file>